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Helvetica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474a8" draw:textarea-horizontal-align="justify" draw:textarea-vertical-align="middle" draw:auto-grow-height="false" fo:min-height="3.56cm" fo:min-width="27.491cm"/>
    </style:style>
    <style:style style:name="gr2" style:family="graphic" style:parent-style-name="standard">
      <style:graphic-properties draw:stroke="solid" svg:stroke-color="#000000" draw:fill="solid" draw:fill-color="#ffcc00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solid" svg:stroke-color="#000000" draw:fill="solid" draw:fill-color="#ff6600" draw:textarea-horizontal-align="left" draw:auto-grow-height="true" draw:auto-grow-width="false" fo:min-height="2.051cm" fo:min-width="0cm"/>
    </style:style>
    <style:style style:name="gr4" style:family="graphic" style:parent-style-name="standard">
      <style:graphic-properties draw:stroke="solid" svg:stroke-color="#000000" draw:fill="solid" draw:fill-color="#9900ff" draw:textarea-horizontal-align="left" draw:auto-grow-height="true" draw:auto-grow-width="false" fo:min-height="2.051cm" fo:min-width="0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color="#000000" draw:fill="solid" draw:fill-color="#ff6600" draw:textarea-horizontal-align="left" draw:auto-grow-height="true" draw:auto-grow-width="false" fo:min-height="1.026cm" fo:min-width="0cm"/>
    </style:style>
    <style:style style:name="gr7" style:family="graphic" style:parent-style-name="standard">
      <style:graphic-properties draw:stroke="solid" svg:stroke-color="#000000" draw:fill="solid" draw:fill-color="#9900ff" draw:textarea-horizontal-align="left" draw:auto-grow-height="true" draw:auto-grow-width="false" fo:min-height="1.026cm" fo:min-width="0cm"/>
    </style:style>
    <style:style style:name="gr8" style:family="graphic" style:parent-style-name="standard">
      <style:graphic-properties draw:stroke="solid" svg:stroke-color="#000000" draw:fill="solid" draw:fill-color="#9900ff" draw:textarea-horizontal-align="left" draw:auto-grow-height="true" draw:auto-grow-width="false" fo:min-height="1.036cm" fo:min-width="0cm"/>
    </style:style>
    <style:style style:name="gr9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textarea-horizontal-align="justify" draw:textarea-vertical-align="middle" draw:auto-grow-height="false" fo:min-height="4.311cm" fo:min-width="5.485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80%" draw:fill="none" draw:textarea-horizontal-align="justify" draw:textarea-vertical-align="middle" draw:auto-grow-height="false" fo:min-height="13.632cm" fo:min-width="7.073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svg:stroke-width="0.081cm" draw:marker-start-width="0.321cm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1.026cm" fo:min-width="4.5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8cm"/>
    </style:style>
    <style:style style:name="gr17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729cm" fo:min-width="2.669cm"/>
    </style:style>
    <style:style style:name="gr18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729cm" fo:min-width="2.669cm"/>
    </style:style>
    <style:style style:name="gr19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729cm" fo:min-width="3.05cm"/>
    </style:style>
    <style:style style:name="gr20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729cm" fo:min-width="5.336cm"/>
    </style:style>
    <style:style style:name="gr22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729cm" fo:min-width="3.431cm"/>
    </style:style>
    <style:style style:name="gr23" style:family="graphic">
      <style:graphic-properties style:protect="size"/>
    </style:style>
    <style:style style:name="pr1" style:family="presentation" style:parent-style-name="Default-title">
      <style:graphic-properties fo:min-height="2.79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4474a8"/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="solid" draw:fill-color="#ffcc00"/>
      <style:text-properties fo:font-size="26pt" fo:font-weight="normal" style:font-size-asian="26pt" style:font-weight-asian="normal" style:font-size-complex="26pt" style:font-weight-complex="normal"/>
    </style:style>
    <style:style style:name="P4" style:family="paragraph">
      <loext:graphic-properties draw:fill="solid" draw:fill-color="#ff6600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00ff"/>
      <style:paragraph-properties fo:text-align="center"/>
      <style:text-properties fo:color="#ffffff"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9900ff"/>
      <style:text-properties fo:color="#ffffff"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solid" draw:fill-color="#729fcf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cfe7f5"/>
      <style:text-properties fo:color="#990000" style:font-name="Courier" fo:font-weight="bold" style:font-weight-asian="bold" style:font-weight-complex="bold"/>
    </style:style>
    <style:style style:name="P13" style:family="paragraph">
      <loext:graphic-properties draw:fill="none" draw:fill-color="#cfe7f5"/>
      <style:text-properties fo:color="#990000" style:font-name="Courier"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0000" style:font-name="Courie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91cm" svg:height="3.8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1cm" svg:height="2.794cm" svg:x="1.27cm" svg:y="0.508cm" presentation:class="title" presentation:user-transformed="true">
          <draw:text-box>
            <text:p><text:span text:style-name="T1">Data flow</text:span></text:p>
          </draw:text-box>
        </draw:frame>
        <draw:frame draw:style-name="gr2" draw:text-style-name="P3" draw:layer="layout" svg:width="5.938cm" svg:height="1.276cm" svg:x="1.714cm" svg:y="11.561cm">
          <draw:text-box>
            <text:p><text:span text:style-name="T2">Raw charges</text:span></text:p>
          </draw:text-box>
        </draw:frame>
        <draw:frame draw:style-name="gr2" draw:text-style-name="P3" draw:layer="layout" svg:width="5.942cm" svg:height="1.276cm" svg:x="1.547cm" svg:y="6.528cm">
          <draw:text-box>
            <text:p><text:span text:style-name="T2">Fitting points</text:span></text:p>
          </draw:text-box>
        </draw:frame>
        <draw:frame draw:style-name="gr3" draw:text-style-name="P4" draw:layer="layout" svg:width="6.147cm" svg:height="2.301cm" svg:x="10.821cm" svg:y="11.276cm">
          <draw:text-box>
            <text:p><text:span text:style-name="T2">Equivalenced charges</text:span></text:p>
          </draw:text-box>
        </draw:frame>
        <draw:frame draw:style-name="gr3" draw:text-style-name="P4" draw:layer="layout" svg:width="4.192cm" svg:height="2.301cm" svg:x="20.434cm" svg:y="11.276cm">
          <draw:text-box>
            <text:p><text:span text:style-name="T2">rep. ESP (.cub)</text:span></text:p>
          </draw:text-box>
        </draw:frame>
        <draw:frame draw:style-name="gr2" draw:text-style-name="P3" draw:layer="layout" svg:width="4.635cm" svg:height="1.276cm" svg:x="2.529cm" svg:y="15.464cm">
          <draw:text-box>
            <text:p><text:span text:style-name="T2">True ESP</text:span></text:p>
          </draw:text-box>
        </draw:frame>
        <draw:frame draw:style-name="gr4" draw:text-style-name="P6" draw:layer="layout" svg:width="5.252cm" svg:height="2.301cm" svg:x="11.112cm" svg:y="17.665cm">
          <draw:text-box>
            <text:p text:style-name="P5"><text:span text:style-name="T3">Error isosurfaces</text:span></text:p>
          </draw:text-box>
        </draw:frame>
        <draw:line draw:style-name="gr5" draw:text-style-name="P7" draw:layer="layout" svg:x1="17.279cm" svg:y1="12.374cm" svg:x2="19.986cm" svg:y2="12.415cm">
          <text:p/>
        </draw:line>
        <draw:frame draw:style-name="gr6" draw:text-style-name="P4" draw:layer="layout" svg:width="2.316cm" svg:height="1.276cm" svg:x="21.293cm" svg:y="18.454cm">
          <draw:text-box>
            <text:p><text:span text:style-name="T2">.cub</text:span></text:p>
          </draw:text-box>
        </draw:frame>
        <draw:g>
          <draw:frame draw:style-name="gr7" draw:text-style-name="P8" draw:layer="layout" svg:width="4.558cm" svg:height="1.276cm" svg:x="19.661cm" svg:y="4.847cm">
            <draw:text-box>
              <text:p><text:span text:style-name="T3">Fit quality</text:span></text:p>
            </draw:text-box>
          </draw:frame>
          <draw:frame draw:style-name="gr8" draw:text-style-name="P8" draw:layer="layout" svg:width="5.739cm" svg:height="1.286cm" svg:x="19.661cm" svg:y="7.873cm">
            <draw:text-box>
              <text:p><text:span text:style-name="T3">Compromise</text:span></text:p>
            </draw:text-box>
          </draw:frame>
          <draw:frame draw:style-name="gr7" draw:text-style-name="P8" draw:layer="layout" svg:width="4.314cm" svg:height="1.276cm" svg:x="19.661cm" svg:y="6.367cm">
            <draw:text-box>
              <text:p><text:span text:style-name="T3">Flexibility</text:span></text:p>
            </draw:text-box>
          </draw:frame>
          <draw:custom-shape draw:style-name="gr9" draw:text-style-name="P7" draw:layer="layout" svg:width="6.065cm" svg:height="4.641cm" svg:x="19.538cm" svg:y="4.641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8" draw:layer="layout" svg:width="4.558cm" svg:height="1.276cm" svg:x="19.661cm" svg:y="4.847cm">
          <draw:text-box>
            <text:p><text:span text:style-name="T3">Fit quality</text:span></text:p>
          </draw:text-box>
        </draw:frame>
        <draw:frame draw:style-name="gr8" draw:text-style-name="P8" draw:layer="layout" svg:width="5.739cm" svg:height="1.286cm" svg:x="19.661cm" svg:y="7.873cm">
          <draw:text-box>
            <text:p><text:span text:style-name="T3">Compromise</text:span></text:p>
          </draw:text-box>
        </draw:frame>
        <draw:frame draw:style-name="gr7" draw:text-style-name="P8" draw:layer="layout" svg:width="4.314cm" svg:height="1.276cm" svg:x="19.661cm" svg:y="6.367cm">
          <draw:text-box>
            <text:p><text:span text:style-name="T3">Flexibility</text:span></text:p>
          </draw:text-box>
        </draw:frame>
        <draw:frame draw:style-name="gr7" draw:text-style-name="P8" draw:layer="layout" svg:width="4.558cm" svg:height="1.276cm" svg:x="19.661cm" svg:y="4.847cm">
          <draw:text-box>
            <text:p><text:span text:style-name="T3">Fit quality</text:span></text:p>
          </draw:text-box>
        </draw:frame>
        <draw:frame draw:style-name="gr8" draw:text-style-name="P8" draw:layer="layout" svg:width="5.739cm" svg:height="1.286cm" svg:x="19.661cm" svg:y="7.873cm">
          <draw:text-box>
            <text:p><text:span text:style-name="T3">Compromise</text:span></text:p>
          </draw:text-box>
        </draw:frame>
        <draw:frame draw:style-name="gr7" draw:text-style-name="P8" draw:layer="layout" svg:width="4.314cm" svg:height="1.276cm" svg:x="19.661cm" svg:y="6.367cm">
          <draw:text-box>
            <text:p><text:span text:style-name="T3">Flexibility</text:span></text:p>
          </draw:text-box>
        </draw:frame>
        <draw:custom-shape draw:style-name="gr10" draw:text-style-name="P7" draw:layer="layout" svg:width="7.653cm" svg:height="13.962cm" svg:x="1.098cm" svg:y="4.884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1.967cm" svg:y1="10.867cm" svg:x2="11.926cm" svg:y2="7.163cm">
          <text:p/>
        </draw:line>
        <draw:line draw:style-name="gr12" draw:text-style-name="P7" draw:layer="layout" svg:x1="8.182cm" svg:y1="7.163cm" svg:x2="13.962cm" svg:y2="7.163cm">
          <text:p/>
        </draw:line>
        <draw:line draw:style-name="gr5" draw:text-style-name="P7" draw:layer="layout" svg:x1="22.51cm" svg:y1="13.961cm" svg:x2="22.51cm" svg:y2="18.235cm">
          <text:p/>
        </draw:line>
        <draw:line draw:style-name="gr11" draw:text-style-name="P7" draw:layer="layout" svg:x1="7.53cm" svg:y1="16.119cm" svg:x2="22.51cm" svg:y2="16.119cm">
          <text:p/>
        </draw:line>
        <draw:line draw:style-name="gr5" draw:text-style-name="P7" draw:layer="layout" svg:x1="20.474cm" svg:y1="19.089cm" svg:x2="17.137cm" svg:y2="19.09cm">
          <text:p/>
        </draw:line>
        <draw:frame draw:style-name="gr13" draw:text-style-name="P9" draw:layer="layout" svg:width="5.263cm" svg:height="1.673cm" svg:x="1.795cm" svg:y="12.797cm">
          <draw:text-box>
            <text:list text:style-name="L1">
              <text:list-item>
                <text:p><text:span text:style-name="T4">Gaussian .log</text:span></text:p>
              </text:list-item>
              <text:list-item>
                <text:p><text:span text:style-name="T4">AIMAll .sumviz</text:span></text:p>
              </text:list-item>
            </text:list>
          </draw:text-box>
        </draw:frame>
        <draw:frame draw:style-name="gr14" draw:text-style-name="P9" draw:layer="layout" svg:width="7.204cm" svg:height="1.673cm" svg:x="0.814cm" svg:y="7.937cm">
          <draw:text-box>
            <text:list text:style-name="L1">
              <text:list-header>
                <text:p><text:span text:style-name="T4">Pop with IOp(6/50)=1 will generate .esp</text:span></text:p>
              </text:list-header>
            </text:list>
          </draw:text-box>
        </draw:frame>
        <draw:frame draw:style-name="gr14" draw:text-style-name="P9" draw:layer="layout" svg:width="7.204cm" svg:height="1.673cm" svg:x="1.098cm" svg:y="17.173cm">
          <draw:text-box>
            <text:list text:style-name="L1">
              <text:list-header>
                <text:p><text:span text:style-name="T4">.cub from cubegen or GaussView</text:span></text:p>
              </text:list-header>
            </text:list>
          </draw:text-box>
        </draw:frame>
        <draw:frame draw:style-name="gr15" draw:text-style-name="P10" draw:layer="layout" svg:width="5.099cm" svg:height="1.276cm" svg:x="2.077cm" svg:y="4.397cm">
          <draw:text-box>
            <text:p><text:span text:style-name="T5">QM output</text:span></text:p>
          </draw:text-box>
        </draw:frame>
        <draw:frame draw:style-name="gr16" draw:text-style-name="P11" draw:layer="layout" svg:width="3.698cm" svg:height="0.962cm" svg:x="17.151cm" svg:y="17.732cm">
          <draw:text-box>
            <text:p>GaussView</text:p>
          </draw:text-box>
        </draw:frame>
        <draw:line draw:style-name="gr11" draw:text-style-name="P7" draw:layer="layout" svg:x1="14.044cm" svg:y1="8.873cm" svg:x2="14.044cm" svg:y2="5.535cm">
          <text:p/>
        </draw:line>
        <draw:line draw:style-name="gr5" draw:text-style-name="P7" draw:layer="layout" svg:x1="14.044cm" svg:y1="5.535cm" svg:x2="19.172cm" svg:y2="5.624cm">
          <text:p/>
        </draw:line>
        <draw:line draw:style-name="gr5" draw:text-style-name="P7" draw:layer="layout" svg:x1="14.003cm" svg:y1="8.873cm" svg:x2="19.131cm" svg:y2="8.962cm">
          <text:p/>
        </draw:line>
        <draw:frame draw:style-name="gr17" draw:text-style-name="P12" draw:layer="layout" svg:width="3.169cm" svg:height="1.111cm" svg:x="7.652cm" svg:y="11.235cm">
          <draw:text-box>
            <text:p><text:span text:style-name="T6">average</text:span></text:p>
          </draw:text-box>
        </draw:frame>
        <draw:line draw:style-name="gr5" draw:text-style-name="P7" draw:layer="layout" svg:x1="8.059cm" svg:y1="12.333cm" svg:x2="10.42cm" svg:y2="12.374cm">
          <text:p/>
        </draw:line>
        <draw:frame draw:style-name="gr18" draw:text-style-name="P13" draw:layer="layout" svg:width="3.169cm" svg:height="1.111cm" svg:x="17.265cm" svg:y="11.276cm">
          <draw:text-box>
            <text:p><text:span text:style-name="T6">rep_esp</text:span></text:p>
          </draw:text-box>
        </draw:frame>
        <draw:frame draw:style-name="gr19" draw:text-style-name="P13" draw:layer="layout" svg:width="3.55cm" svg:height="1.111cm" svg:x="14.742cm" svg:y="4.556cm">
          <draw:text-box>
            <text:p><text:span text:style-name="T6">eval_fit</text:span></text:p>
          </draw:text-box>
        </draw:frame>
        <draw:line draw:style-name="gr20" draw:text-style-name="P7" draw:layer="layout" svg:x1="14.044cm" svg:y1="7.163cm" svg:x2="19.172cm" svg:y2="7.252cm">
          <text:p/>
        </draw:line>
        <draw:frame draw:style-name="gr21" draw:text-style-name="P13" draw:layer="layout" svg:width="5.836cm" svg:height="1.111cm" svg:x="13.702cm" svg:y="9.159cm">
          <draw:text-box>
            <text:p><text:span text:style-name="T6">compromise_cli</text:span></text:p>
          </draw:text-box>
        </draw:frame>
        <draw:frame draw:style-name="gr22" draw:text-style-name="P13" draw:layer="layout" svg:width="3.931cm" svg:height="1.111cm" svg:x="18.579cm" svg:y="15.14cm">
          <draw:text-box>
            <text:p><text:span text:style-name="T6">cube_diff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Helvetica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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﹊">
            <style:list-level-properties text:space-before="0.6cm" text:min-label-width="0.6cm"/>
            <style:text-properties fo:font-family="'Weibei TC'" style:font-style-name="Bold" style:use-window-font-color="true" fo:font-size="45%"/>
          </text:list-level-style-bullet>
          <text:list-level-style-bullet text:level="3" text:bullet-char="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style-name="Regular" style:font-family-generic="swiss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4:16:01.648521000</meta:creation-date>
    <meta:editing-duration>PT5H1M43S</meta:editing-duration>
    <meta:editing-cycles>44</meta:editing-cycles>
    <meta:generator>LibreOffice/6.0.1.1$Linux_X86_64 LibreOffice_project/00m0$Build-1</meta:generator>
    <dc:date>2018-10-07T21:23:28.080567141</dc:date>
    <meta:print-date>2016-05-24T19:01:11.885908000</meta:print-date>
    <meta:document-statistic meta:object-count="65"/>
  </office:meta>
</office:document-meta>
</file>